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3e6" officeooo:paragraph-rsid="000c23e6"/>
    </style:style>
    <style:style style:name="P2" style:family="paragraph" style:parent-style-name="Standard">
      <style:text-properties officeooo:rsid="000dfe36" officeooo:paragraph-rsid="000dfe36"/>
    </style:style>
    <style:style style:name="P3" style:family="paragraph" style:parent-style-name="Standard">
      <style:text-properties officeooo:rsid="000faeca" officeooo:paragraph-rsid="000faeca"/>
    </style:style>
    <style:style style:name="P4" style:family="paragraph" style:parent-style-name="Standard">
      <style:text-properties officeooo:rsid="001101bf" officeooo:paragraph-rsid="001101bf"/>
    </style:style>
    <style:style style:name="P5" style:family="paragraph" style:parent-style-name="Standard">
      <style:text-properties officeooo:rsid="00144f14" officeooo:paragraph-rsid="00144f14"/>
    </style:style>
    <style:style style:name="P6" style:family="paragraph" style:parent-style-name="Standard">
      <style:text-properties officeooo:rsid="00156776" officeooo:paragraph-rsid="00156776"/>
    </style:style>
    <style:style style:name="P7" style:family="paragraph" style:parent-style-name="Standard">
      <style:text-properties officeooo:rsid="0016ad0b" officeooo:paragraph-rsid="0016ad0b"/>
    </style:style>
    <style:style style:name="P8" style:family="paragraph" style:parent-style-name="Standard" style:list-style-name="L3">
      <style:text-properties officeooo:rsid="000faeca" officeooo:paragraph-rsid="000faeca"/>
    </style:style>
    <style:style style:name="P9" style:family="paragraph" style:parent-style-name="Standard" style:list-style-name="L4">
      <style:text-properties officeooo:rsid="000faeca" officeooo:paragraph-rsid="000faeca"/>
    </style:style>
    <style:style style:name="P10" style:family="paragraph" style:parent-style-name="Standard" style:list-style-name="L5">
      <style:text-properties officeooo:rsid="000faeca" officeooo:paragraph-rsid="000faeca"/>
    </style:style>
    <style:style style:name="P11" style:family="paragraph" style:parent-style-name="Standard" style:list-style-name="L6">
      <style:text-properties officeooo:rsid="000faeca" officeooo:paragraph-rsid="000faeca"/>
    </style:style>
    <style:style style:name="P12" style:family="paragraph" style:parent-style-name="Standard" style:list-style-name="L6">
      <style:text-properties officeooo:rsid="000dfe36" officeooo:paragraph-rsid="000dfe36"/>
    </style:style>
    <style:style style:name="P13" style:family="paragraph" style:parent-style-name="Standard" style:list-style-name="L6">
      <style:text-properties officeooo:rsid="0012d2ae" officeooo:paragraph-rsid="0012d2ae"/>
    </style:style>
    <style:style style:name="P14" style:family="paragraph" style:parent-style-name="Standard" style:list-style-name="L7">
      <style:text-properties officeooo:rsid="00144f14" officeooo:paragraph-rsid="00144f14"/>
    </style:style>
    <style:style style:name="P15" style:family="paragraph" style:parent-style-name="Standard" style:list-style-name="L8">
      <style:text-properties officeooo:rsid="0016ad0b" officeooo:paragraph-rsid="0016ad0b"/>
    </style:style>
    <style:style style:name="P16" style:family="paragraph" style:parent-style-name="Standard" style:list-style-name="L8">
      <style:text-properties officeooo:rsid="0016ad0b" officeooo:paragraph-rsid="0016b9eb"/>
    </style:style>
    <style:style style:name="P17" style:family="paragraph" style:parent-style-name="Standard" style:list-style-name="L9">
      <style:text-properties officeooo:rsid="0016ad0b" officeooo:paragraph-rsid="0016b9eb"/>
    </style:style>
    <style:style style:name="P18" style:family="paragraph" style:parent-style-name="Standard" style:list-style-name="L9">
      <style:text-properties officeooo:paragraph-rsid="0016b9eb"/>
    </style:style>
    <style:style style:name="P19" style:family="paragraph" style:parent-style-name="Standard" style:list-style-name="L10">
      <style:text-properties officeooo:paragraph-rsid="0016b9eb"/>
    </style:style>
    <style:style style:name="P20" style:family="paragraph" style:parent-style-name="Text_20_body" style:list-style-name="L1">
      <style:text-properties officeooo:rsid="000dfe36" officeooo:paragraph-rsid="000dfe36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0dfe36"/>
    </style:style>
    <style:style style:name="T2" style:family="text">
      <style:text-properties officeooo:rsid="000faeca"/>
    </style:style>
    <style:style style:name="T3" style:family="text">
      <style:text-properties officeooo:rsid="0016ad0b"/>
    </style:style>
    <style:style style:name="T4" style:family="text">
      <style:text-properties officeooo:rsid="0016b9eb"/>
    </style:style>
    <style:style style:name="T5" style:family="text">
      <style:text-properties officeooo:rsid="001765f9"/>
    </style:style>
    <style:style style:name="T6" style:family="text">
      <style:text-properties officeooo:rsid="0018dfa1"/>
    </style:style>
    <style:style style:name="T7" style:family="text">
      <style:text-properties officeooo:rsid="0019e5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otal time to complete the project = 7 weeks</text:p>
      <text:p text:style-name="P3"/>
      <text:p text:style-name="P3">Goal is to complete this project within 5 weeks so that we can focus on other projects (if necessary) or integration (Bonus part). If we can also complete the intervention project within 5 weeks we can invest the remaining time to integrate both projects.</text:p>
      <text:p text:style-name="P1"/>
      <text:p text:style-name="P1"/>
      <text:p text:style-name="P1">2D Pose estimation for parts picking:</text:p>
      <text:p text:style-name="P1"/>
      <text:p text:style-name="P1">1. Camera Calibration</text:p>
      <text:p text:style-name="P1">2. Acquire Images</text:p>
      <text:p text:style-name="P1">3. Pre-processing</text:p>
      <text:p text:style-name="P1">4. Contour Detection</text:p>
      <text:p text:style-name="P1">6. Pose Estimation</text:p>
      <text:p text:style-name="P1">7. Co-ordinate Transformation</text:p>
      <text:p text:style-name="P1">8. Integration </text:p>
      <text:p text:style-name="P1">9. Testing</text:p>
      <text:p text:style-name="P1"/>
      <text:p text:style-name="P2">Week 1: <text:s/>Camera Calibration and Image Acquisition: <text:s/><text:span text:style-name="T6">(11/4 - 17/4)</text:span></text:p>
      <text:p text:style-name="P2"/>
      <text:list xml:id="list3247443139" text:style-name="L1">
        <text:list-item>
          <text:p text:style-name="P20">Calibrate the camera to correct for distortion and obtain intrinsic parameters.</text:p>
        </text:list-item>
        <text:list-item>
          <text:p text:style-name="P20">Calibrate the robot (Still unsure to me what we have to do here??)</text:p>
        </text:list-item>
        <text:list-item>
          <text:p text:style-name="P20">Integrate both calibration</text:p>
        </text:list-item>
      </text:list>
      <text:list xml:id="list1423957398" text:style-name="L2">
        <text:list-item>
          <text:p text:style-name="P22">Develop <text:span text:style-name="T1">the </text:span>code for capturing images from the camera feed. <text:span text:style-name="T1">(At the end we have to use to live camera feed)</text:span></text:p>
        </text:list-item>
        <text:list-item>
          <text:p text:style-name="P21">Test camera calibration and image acquisition to ensure proper functioning.</text:p>
        </text:list-item>
      </text:list>
      <text:p text:style-name="P2"/>
      <text:p text:style-name="P2">Week 2: Contour Detection <text:span text:style-name="T6">(18/4 - 24/4)</text:span></text:p>
      <text:p text:style-name="P2"/>
      <text:list xml:id="list3648007" text:style-name="L3">
        <text:list-item>
          <text:p text:style-name="P8">Implement Contour detection algorithm</text:p>
          <text:p text:style-name="P8"/>
        </text:list-item>
        <text:list-item>
          <text:p text:style-name="P8">Test the algorithm</text:p>
        </text:list-item>
      </text:list>
      <text:p text:style-name="P2"/>
      <text:p text:style-name="P2">Week 3: Pose Estimation <text:span text:style-name="T6">(25/4 - 1/5)</text:span></text:p>
      <text:p text:style-name="P2"/>
      <text:list xml:id="list2536828009" text:style-name="L4">
        <text:list-item>
          <text:p text:style-name="P9">Develop algorithm for estimating pose of the object based on detected contour</text:p>
          <text:p text:style-name="P9"/>
        </text:list-item>
        <text:list-item>
          <text:p text:style-name="P9">Implement pose estimation algorithm, including centroid calculation, bounding box estimation, and orientation determination.</text:p>
          <text:p text:style-name="P9"/>
        </text:list-item>
        <text:list-item>
          <text:p text:style-name="P9">Test pose estimation algorithm using sample images with known object poses.</text:p>
        </text:list-item>
      </text:list>
      <text:p text:style-name="P2"/>
      <text:p text:style-name="P2">Week 4: Integration and Testing <text:span text:style-name="T6">(8/5)</text:span></text:p>
      <text:p text:style-name="P2"/>
      <text:list xml:id="list3402821728" text:style-name="L5">
        <text:list-item>
          <text:p text:style-name="P10">Develop code to convert the estimated pose from camera frame to robot frame</text:p>
          <text:p text:style-name="P10"/>
        </text:list-item>
        <text:list-item>
          <text:p text:style-name="P10"><text:soft-page-break/>Integrate Everything <text:span text:style-name="T7">with ROS</text:span></text:p>
          <text:p text:style-name="P10"/>
        </text:list-item>
        <text:list-item>
          <text:p text:style-name="P10">Test to check the working of the complete project.</text:p>
        </text:list-item>
      </text:list>
      <text:p text:style-name="P2"/>
      <text:p text:style-name="P2">Week 5: <text:s/>Documentation <text:span text:style-name="T6">(15/5)</text:span></text:p>
      <text:p text:style-name="P2"/>
      <text:list xml:id="list2994187560" text:style-name="L6">
        <text:list-item>
          <text:p text:style-name="P12"><text:span text:style-name="T2">Write</text:span> the project <text:span text:style-name="T2">report including the</text:span> implementation, including code, algorithms, and procedures.</text:p>
        </text:list-item>
      </text:list>
      <text:p text:style-name="P2"/>
      <text:list xml:id="list151315443864298" text:continue-numbering="true" text:style-name="L6">
        <text:list-item>
          <text:p text:style-name="P13">Make the video of the project working</text:p>
          <text:p text:style-name="P12"/>
        </text:list-item>
        <text:list-item>
          <text:p text:style-name="P11">Write the presentation and prepare for that.</text:p>
        </text:list-item>
      </text:list>
      <text:p text:style-name="P3"/>
      <text:p text:style-name="P3"/>
      <text:p text:style-name="P5">Object Detection Algorithm:</text:p>
      <text:p text:style-name="P5"/>
      <text:p text:style-name="P5">Since we have to use traditional computer vision algorithms, following techniques can be an option.</text:p>
      <text:list xml:id="list1261477381" text:style-name="L7">
        <text:list-item>
          <text:p text:style-name="P14">Feature-based Matching: Detect key-points and descriptors in the image and match them with key-points and descriptors of known part.</text:p>
          <text:p text:style-name="P14"/>
        </text:list-item>
        <text:list-item>
          <text:p text:style-name="P14">Shape Matching Algorithm: Compare the shaped of detected contours with predefined templates of parts to identify them.</text:p>
          <text:p text:style-name="P14"/>
        </text:list-item>
        <text:list-item>
          <text:p text:style-name="P14">ArUco Detection: Paste the ArUco markers on the objects and detect the markers.</text:p>
          <text:p text:style-name="P14"/>
        </text:list-item>
        <text:list-item>
          <text:p text:style-name="P14">Thresholding and Contour Detection: Threshold the image to segment parts from the background and then identify contours to localize parts.</text:p>
        </text:list-item>
      </text:list>
      <text:p text:style-name="P5"/>
      <text:p text:style-name="P5"/>
      <text:p text:style-name="P6">Contour Detection Algorithm</text:p>
      <text:p text:style-name="P6"/>
      <text:p text:style-name="P7">For the objects with well-defined boundaries. </text:p>
      <text:list xml:id="list4012539793" text:style-name="L8">
        <text:list-item>
          <text:p text:style-name="P15">Pre-processing: </text:p>
        </text:list-item>
      </text:list>
      <text:list xml:id="list815497970" text:style-name="L9">
        <text:list-item>
          <text:p text:style-name="P18"><text:span text:style-name="T4">C</text:span><text:span text:style-name="T3">onvert RGB image into Grey-scale image</text:span></text:p>
        </text:list-item>
        <text:list-item>
          <text:p text:style-name="P17">Apply Gaussian blurring (To reduce noise) and Thresholding to enhance the contrast between the object and background.</text:p>
        </text:list-item>
      </text:list>
      <text:list xml:id="list151315913356935" text:continue-list="list4012539793" text:style-name="L8">
        <text:list-item>
          <text:p text:style-name="P16">Contour detection:</text:p>
        </text:list-item>
      </text:list>
      <text:list xml:id="list1437812849" text:style-name="L10">
        <text:list-item>
          <text:p text:style-name="P19"><text:span text:style-name="T3">Apply canny edge detection algorithm </text:span><text:span text:style-name="T5">to find edges</text:span></text:p>
        </text:list-item>
        <text:list-item>
          <text:p text:style-name="P19"><text:span text:style-name="T3">Use </text:span><text:span text:style-name="T4">O</text:span><text:span text:style-name="T3">pen</text:span><text:span text:style-name="T4">cv</text:span><text:span text:style-name="T3"> function to find contours</text:span></text:p>
        </text:list-item>
      </text:list>
      <text:list xml:id="list151315587534227" text:continue-list="list151315913356935" text:style-name="L8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6T23:57:15.256540122</meta:creation-date>
    <dc:date>2024-04-10T15:13:14.628294855</dc:date>
    <meta:editing-duration>PT35M12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435" meta:character-count="2686" meta:non-whitespace-character-count="2323"/>
  </office:meta>
</office:document-meta>
</file>